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Table_20_Contents">
      <style:paragraph-properties fo:text-align="justify" style:justify-single-word="false"/>
      <style:text-properties style:font-name="Times New Roman" fo:language="en" fo:country="US"/>
    </style:style>
    <style:style style:name="P14" style:family="paragraph" style:parent-style-name="Table_20_Contents">
      <style:paragraph-properties fo:margin-top="0in" fo:margin-bottom="0.0598in" fo:text-align="justify" style:justify-single-word="false"/>
      <style:text-properties style:font-name="Times New Roman" fo:language="en" fo:country="US"/>
    </style:style>
    <style:style style:name="P15"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7"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8" style:family="paragraph" style:parent-style-name="Heading_20_1">
      <style:text-properties fo:language="en" fo:country="US"/>
    </style:style>
    <style:style style:name="P19"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20"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1" style:family="paragraph" style:parent-style-name="Text_20_body">
      <style:paragraph-properties fo:text-align="justify" style:justify-single-word="false"/>
    </style:style>
    <style:style style:name="T1"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43342800" text:id="ct143342800">
          <text:insertion>
            <office:change-info>
              <dc:creator>wlodek </dc:creator>
              <dc:date>2016-03-03T16:15:00</dc:date>
            </office:change-info>
          </text:insertion>
        </text:changed-region>
        <text:changed-region xml:id="ct146012792" text:id="ct146012792">
          <text:insertion>
            <office:change-info>
              <dc:creator>wlodek </dc:creator>
              <dc:date>2016-03-23T00:32:00</dc:date>
            </office:change-info>
          </text:insertion>
        </text:changed-region>
        <text:changed-region xml:id="ct143344880" text:id="ct143344880">
          <text:deletion>
            <office:change-info>
              <dc:creator>wlodek </dc:creator>
              <dc:date>2016-03-03T16:15:00</dc:date>
            </office:change-info>
            <text:p text:style-name="P1">February 24</text:p>
          </text:deletion>
        </text:changed-region>
        <text:changed-region xml:id="ct143343528" text:id="ct143343528">
          <text:insertion>
            <office:change-info>
              <dc:creator>wlodek </dc:creator>
              <dc:date>2016-03-03T10:01:00</dc:date>
            </office:change-info>
          </text:insertion>
        </text:changed-region>
        <text:changed-region xml:id="ct143344672" text:id="ct143344672">
          <text:insertion>
            <office:change-info>
              <dc:creator>wlodek </dc:creator>
              <dc:date>2016-03-03T10:02:00</dc:date>
            </office:change-info>
          </text:insertion>
        </text:changed-region>
        <text:changed-region xml:id="ct143343632" text:id="ct143343632">
          <text:insertion>
            <office:change-info>
              <dc:creator>wlodek </dc:creator>
              <dc:date>2016-03-03T10:02:00</dc:date>
            </office:change-info>
          </text:insertion>
        </text:changed-region>
        <text:changed-region xml:id="ct143345192" text:id="ct143345192">
          <text:insertion>
            <office:change-info>
              <dc:creator>wlodek </dc:creator>
              <dc:date>2016-03-03T10:03:00</dc:date>
            </office:change-info>
          </text:insertion>
        </text:changed-region>
        <text:changed-region xml:id="ct143342904" text:id="ct143342904">
          <text:insertion>
            <office:change-info>
              <dc:creator>wlodek </dc:creator>
              <dc:date>2016-03-03T10:04:00</dc:date>
            </office:change-info>
          </text:insertion>
        </text:changed-region>
        <text:changed-region xml:id="ct143342072" text:id="ct143342072">
          <text:insertion>
            <office:change-info>
              <dc:creator>wlodek </dc:creator>
              <dc:date>2016-03-03T10:04:00</dc:date>
            </office:change-info>
          </text:insertion>
        </text:changed-region>
        <text:changed-region xml:id="ct143344256" text:id="ct143344256">
          <text:insertion>
            <office:change-info>
              <dc:creator>wlodek </dc:creator>
              <dc:date>2016-03-19T12:13:00</dc:date>
            </office:change-info>
          </text:insertion>
        </text:changed-region>
        <text:changed-region xml:id="ct143344360" text:id="ct143344360">
          <text:insertion>
            <office:change-info>
              <dc:creator>wlodek </dc:creator>
              <dc:date>2016-03-19T12:14:00</dc:date>
            </office:change-info>
          </text:insertion>
        </text:changed-region>
        <text:changed-region xml:id="ct143343112" text:id="ct143343112">
          <text:insertion>
            <office:change-info>
              <dc:creator>wlodek </dc:creator>
              <dc:date>2016-03-19T12:15:00</dc:date>
            </office:change-info>
          </text:insertion>
        </text:changed-region>
        <text:changed-region xml:id="ct143343736" text:id="ct143343736">
          <text:insertion>
            <office:change-info>
              <dc:creator>wlodek </dc:creator>
              <dc:date>2016-03-19T12:16:00</dc:date>
            </office:change-info>
          </text:insertion>
        </text:changed-region>
        <text:changed-region xml:id="ct143343840" text:id="ct143343840">
          <text:insertion>
            <office:change-info>
              <dc:creator>wlodek </dc:creator>
              <dc:date>2016-03-19T12:17:00</dc:date>
            </office:change-info>
          </text:insertion>
        </text:changed-region>
        <text:changed-region xml:id="ct143344048" text:id="ct143344048">
          <text:insertion>
            <office:change-info>
              <dc:creator>wlodek </dc:creator>
              <dc:date>2016-03-19T12:18:00</dc:date>
            </office:change-info>
          </text:insertion>
        </text:changed-region>
        <text:changed-region xml:id="ct143343944" text:id="ct143343944">
          <text:insertion>
            <office:change-info>
              <dc:creator>wlodek </dc:creator>
              <dc:date>2016-03-03T15:11:00</dc:date>
            </office:change-info>
          </text:insertion>
        </text:changed-region>
        <text:changed-region xml:id="ct143344152" text:id="ct143344152">
          <text:insertion>
            <office:change-info>
              <dc:creator>wlodek </dc:creator>
              <dc:date>2016-03-03T15:12:00</dc:date>
            </office:change-info>
          </text:insertion>
        </text:changed-region>
        <text:changed-region xml:id="ct143345400" text:id="ct143345400">
          <text:insertion>
            <office:change-info>
              <dc:creator>wlodek </dc:creator>
              <dc:date>2016-03-03T15:13:00</dc:date>
            </office:change-info>
          </text:insertion>
        </text:changed-region>
        <text:changed-region xml:id="ct143345712" text:id="ct143345712">
          <text:insertion>
            <office:change-info>
              <dc:creator>wlodek </dc:creator>
              <dc:date>2016-03-03T15:14:00</dc:date>
            </office:change-info>
          </text:insertion>
        </text:changed-region>
        <text:changed-region xml:id="ct143345816" text:id="ct143345816">
          <text:insertion>
            <office:change-info>
              <dc:creator>wlodek </dc:creator>
              <dc:date>2016-03-03T15:16:00</dc:date>
            </office:change-info>
          </text:insertion>
        </text:changed-region>
        <text:changed-region xml:id="ct143345920" text:id="ct143345920">
          <text:insertion>
            <office:change-info>
              <dc:creator>wlodek </dc:creator>
              <dc:date>2016-03-03T15:17:00</dc:date>
            </office:change-info>
          </text:insertion>
        </text:changed-region>
        <text:changed-region xml:id="ct143345504" text:id="ct143345504">
          <text:insertion>
            <office:change-info>
              <dc:creator>wlodek </dc:creator>
              <dc:date>2016-03-03T15:24:00</dc:date>
            </office:change-info>
          </text:insertion>
        </text:changed-region>
        <text:changed-region xml:id="ct143345296" text:id="ct143345296">
          <text:deletion>
            <office:change-info>
              <dc:creator>wlodek </dc:creator>
              <dc:date>2016-03-03T15:27:00</dc:date>
            </office:change-info>
            <text:p text:style-name="P2"><text:span text:style-name="T1"/></text:p>
            <text:p text:style-name="P2"><text:span text:style-name="T1"/></text:p>
          </text:deletion>
        </text:changed-region>
        <text:changed-region xml:id="ct143345608" text:id="ct143345608">
          <text:insertion>
            <office:change-info>
              <dc:creator>wlodek </dc:creator>
              <dc:date>2016-03-03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UART plugin implementing OSSI version 1.5</text:h>
      <text:p text:style-name="P1"/>
      <text:p text:style-name="P1"><text:change-start text:change-id="ct143342800"/>March <text:change-end text:change-id="ct143342800"/><text:change-start text:change-id="ct146012792"/>23<text:change-end text:change-id="ct146012792"/><text:change text:change-id="ct143344880"/>, 2016</text:p>
      <text:p text:style-name="P4"/>
      <text:h text:style-name="P18"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8"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1"><text:soft-page-break/><text:tab/><text:span text:style-name="T8">global PM</text:span></text:p>
      <text:p text:style-name="P12"><text:tab/>…</text:p>
      <text:p text:style-name="P12"><text:tab/>if [info exists PM(DPF)] {</text:p>
      <text:p text:style-name="P12"><text:tab/><text:tab/>… piter</text:p>
      <text:p text:style-name="P12"><text:tab/>} else {</text:p>
      <text:p text:style-name="P12"><text:tab/><text:tab/>… udaemon</text:p>
      <text:p text:style-name="P7"><text:tab/>}</text:p>
      <text:p text:style-name="P4">This test is performed only once in the plugin, in the adaptation part, in order to define the right set of interface functions expected by the caller.</text:p>
      <text:h text:style-name="P18"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1"><text:tab/>:set dumplevel 3</text:p>
      <text:p text:style-name="P4"><text:tab/>control -dump $dumplevel</text:p>
      <text:p text:style-name="P4">or</text:p>
      <text:p text:style-name="P11"><text:soft-page-break/><text:tab/>:proc pars { i } { return "-mask $i -tags 4 5 6 7" }</text:p>
      <text:p text:style-name="P4"><text:tab/>setassoc [pars 3]</text:p>
      <text:p text:style-name="P4">This isn't probably extremely useful (well, maybe in callback files – see below), but comes almost for free.</text:p>
      <text:h text:style-name="P18" text:outline-level="1">Internal commands</text:h>
      <text:p text:style-name="P4">Two commands are “special” in the sense that they do not directly transform into data sent to the node. One of them is:</text:p>
      <text:p text:style-name="P11"><text:tab/><text:span text:style-name="T9">control</text:span> <text:tab/>-nodeid nid </text:p>
      <text:p text:style-name="P11"><text:tab/><text:tab/><text:tab/>-confirm ack|opref|both|off</text:p>
      <text:p text:style-name="P11"><text:tab/><text:tab/><text:tab/>-dump dlev</text:p>
      <text:p text:style-name="P11"><text:tab/><text:tab/><text:tab/>-echo on|off|scripts</text:p>
      <text:p text:style-name="P11"><text:tab/><text:tab/><text:tab/>-repeat nrep</text:p>
      <text:p text:style-name="P11"><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3">-nodeid</text:p>
          </table:table-cell>
          <table:table-cell table:style-name="Table1.A1" office:value-type="string">
            <text:p text:style-name="P13">Sets the Node Id as known by the plugin (to be <text:span text:style-name="T1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3">-confirm</text:p>
          </table:table-cell>
          <table:table-cell table:style-name="Table1.A1" office:value-type="string">
            <text:p text:style-name="P13">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3">-dump</text:p>
          </table:table-cell>
          <table:table-cell table:style-name="Table1.A1" office:value-type="string">
            <text:p text:style-name="P14">The parameter sets the dump level telling the plugin what information should be "dumped" to the terminal. The values are:</text:p>
            <text:list xml:id="list1030081755393257444" text:style-name="L1">
              <text:list-item>
                <text:p text:style-name="P19">Dump nothing.</text:p>
              </text:list-item>
              <text:list-item>
                <text:p text:style-name="P19">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9">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9">Additionally the plugin will report all packets that are ignored, <text:soft-page-break/>because they don't match the node Id assumed by the plugin. Such packets will be marked with <text:span text:style-name="T7">&lt;-N.</text:span></text:p>
              </text:list-item>
            </text:list>
            <text:p text:style-name="P14">The default value of this parameter is 3.</text:p>
          </table:table-cell>
        </table:table-row>
        <table:table-row>
          <table:table-cell table:style-name="Table1.A1" office:value-type="string">
            <text:p text:style-name="P13">-echo</text:p>
          </table:table-cell>
          <table:table-cell table:style-name="Table1.A1" office:value-type="string">
            <text:p text:style-name="P13">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3">-repeat</text:p>
          </table:table-cell>
          <table:table-cell table:style-name="Table1.A1" office:value-type="string">
            <text:p text:style-name="P13">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3">-quiet</text:p>
          </table:table-cell>
          <table:table-cell table:style-name="Table1.A1" office:value-type="string">
            <text:p text:style-name="P13">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3">-show</text:p>
          </table:table-cell>
          <table:table-cell table:style-name="Table1.A1" office:value-type="string">
            <text:p text:style-name="P13">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1"><text:tab/><text:span text:style-name="T9">script</text:span><text:tab/>-loop delay</text:p>
      <text:p text:style-name="P11"><text:tab/><text:tab/>-count ntimes</text:p>
      <text:p text:style-name="P11"><text:tab/><text:tab/>-name id</text:p>
      <text:p text:style-name="P11"><text:tab/><text:tab/>-abort id … id</text:p>
      <text:p text:style-name="P11"><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3">-loop</text:p>
          </table:table-cell>
          <table:table-cell table:style-name="Table2.A1" office:value-type="string">
            <text:p text:style-name="P13">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3">-count</text:p>
          </table:table-cell>
          <table:table-cell table:style-name="Table2.A1" office:value-type="string">
            <text:p text:style-name="P13">Tells how many times the script should be run. Zero (the default) means infinitely (i.e., until explicitly aborted).</text:p>
          </table:table-cell>
        </table:table-row>
        <text:soft-page-break/>
        <table:table-row>
          <table:table-cell table:style-name="Table2.A1" office:value-type="string">
            <text:p text:style-name="P13">-name</text:p>
          </table:table-cell>
          <table:table-cell table:style-name="Table2.A1" office:value-type="string">
            <text:p text:style-name="P13">Assigns a name (Id) to the script. If absent, the script will be assigned some standard Id (which will be shown to the user).</text:p>
          </table:table-cell>
        </table:table-row>
        <table:table-row>
          <table:table-cell table:style-name="Table2.A1" office:value-type="string">
            <text:p text:style-name="P13">filename</text:p>
          </table:table-cell>
          <table:table-cell table:style-name="Table2.A1" office:value-type="string">
            <text:p text:style-name="P13">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3">-abort</text:p>
          </table:table-cell>
          <table:table-cell table:style-name="Table2.A1" office:value-type="string">
            <text:p text:style-name="P13">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3">-show</text:p>
          </table:table-cell>
          <table:table-cell table:style-name="Table2.A1" office:value-type="string">
            <text:p text:style-name="P13">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5"/>
      <text:p text:style-name="P11"><text:tab/><text:span text:style-name="T9">send</text:span><text:tab/>-ack yes|no</text:p>
      <text:p text:style-name="P11"><text:tab/><text:tab/>-response yes|no</text:p>
      <text:p text:style-name="P11"><text:tab/><text:tab/>-sequence seq</text:p>
      <text:p text:style-name="P11"><text:tab/><text:tab/><text:span text:style-name="T11">-local nidl</text:span></text:p>
      <text:p text:style-name="P11"><text:tab/><text:tab/>-opref<text:tab/>opref</text:p>
      <text:p text:style-name="P11"><text:tab/><text:tab/><text:span text:style-name="T11">-remote nidr</text:span></text:p>
      <text:p text:style-name="P11"><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text:span text:style-name="T11">nidl nidl</text:span> opcode opref <text:span text:style-name="T11">nidr nidr</text:span> payload</text:p>
      <text:p text:style-name="P4">All arguments are optional. <text:span text:style-name="T11">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5"/>
      <text:p text:style-name="P4"><text:tab/><text:span text:style-name="T9">getparams </text:span>parameter-tags</text:p>
      <text:p text:style-name="P4">The command accepts the standard options (see send) plus these identifiers of node parameters (arbitrary unique abbreviations): -nodeid, -esn, -master, -netid, -tarp<text:change-start text:change-id="ct143343528"/>a<text:change-end text:change-id="ct143343528"/><text:change-start text:change-id="ct143344672"/>ll<text:change-end text:change-id="ct143344672"/>, -tarpcnt, -tagmgr, -audit, -autoack, -beacon, -version, -uptime, -memstat, -meminfo, -sniff<text:change-start text:change-id="ct143343632"/>, <text:change-end text:change-id="ct143343632"/><text:change-start text:change-id="ct143345192"/>-pegmode<text:change-end text:change-id="ct143345192"/>.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5"/>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text:change-start text:change-id="ct143342904"/>all<text:change-end text:change-id="ct143342904"/>, -tagmgr, -audit, -autoack, -beacon, -sniff<text:change-start text:change-id="ct143342072"/>, -pegmode<text:change-end text:change-id="ct143342072"/>. Each tag should be followed by a value.<text:change-start text:change-id="ct143344256"/></text:p>
      <text:p text:style-name="P4">Some of the parameters<text:change-end text:change-id="ct143344256"/><text:change-start text:change-id="ct143344360"/> cannot be set in <text:change-end text:change-id="ct143344360"/><text:change-start text:change-id="ct143343112"/>the <text:span text:style-name="T6">regular</text:span> mode (PMOD_REG(0)). First, the host must be set to <text:change-end text:change-id="ct143343112"/><text:change-start text:change-id="ct143343736"/><text:span text:style-name="T6">configurable</text:span> (PMOD_CONF(1)) or <text:span text:style-name="T6">custodian</text:span> (PMOD_CUST(2)) mode<text:change-end text:change-id="ct143343736"/><text:change-start text:change-id="ct143343840"/>.<text:change-end text:change-id="ct143343840"/><text:change-start text:change-id="ct143344048"/> PAR_SNIFF (sniff in shared_plug), PAR_NID (netid), <text:s/>PAR_TARP_S (tarpslack), PAR_TARP_R (tarprrec), PAR_TARP_L (tarplevel) PAR_TARP (tarpall) are such now, more may be added.<text:change-end text:change-id="ct143344048"/></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5"/>
      <text:p text:style-name="P4"><text:tab/><text:span text:style-name="T9">getassoc</text:span> -from index</text:p>
      <text:p text:style-name="P4">The command retrieves from the node the Tag association list. The argument is optional and defaults to zero.</text:p>
      <text:p text:style-name="P15"/>
      <text:p text:style-name="P11"><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soft-page-break/><text:tab/>setassoc -mask 0x7 -tags 12 13 14 15 16 -mask 0xc0 24 25 26</text:p>
      <text:p text:style-name="P4">will assign the first mask (0x7) to Tags 12, 13, 14, 15, 16, and the second mask (0xc0) to Tags 24, 25, 26.</text:p>
      <text:p text:style-name="Horizontal_20_Line"/>
      <text:p text:style-name="P4"><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change-start text:change-id="ct143343944"/></text:p>
      <text:p text:style-name="P4"/>
      <text:h text:style-name="P17" text:outline-level="1">Remote commands</text:h>
      <text:p text:style-name="P2"><text:span text:style-name="T3">With very few exceptions</text:span><text:change-end text:change-id="ct143343944"/><text:change-start text:change-id="ct143344152"/><text:span text:style-name="T3">, they act as regular commands but are executed on a remote peg.</text:span><text:change-end text:change-id="ct143344152"/><text:change-start text:change-id="ct143345400"/><text:span text:style-name="T3"> The node interfacing this </text:span><text:change-end text:change-id="ct143345400"/><text:change-start text:change-id="ct143345712"/><text:span text:style-name="T3">plugin must be in the Custodian mode (PMOD_CUST).</text:span><text:change-end text:change-id="ct143345712"/><text:change-start text:change-id="ct143345816"/><text:span text:style-name="T3"> The node where the command is to be executed must be in the Configurable mode (PMOD_CONF).</text:span><text:change-end text:change-id="ct143345816"/><text:change-start text:change-id="ct143345920"/><text:span text:style-name="T3"> Let's illustrate with an alphatest.xml example, acting from node 1:</text:span></text:p>
      <text:p text:style-name="P4"/>
      <text:p text:style-name="P8"><text:change-end text:change-id="ct143345920"/><text:change-start text:change-id="ct143345504"/>getparam -pegmode</text:p>
      <text:p text:style-name="P8">--&gt;: [81 00 00 01 80 00 00 10]</text:p>
      <text:p text:style-name="P8">-ACK: OK nid=1 seq=1</text:p>
      <text:p text:style-name="P8">&lt;-A: [81 01 00 00 00]</text:p>
      <text:p text:style-name="P10"><text:span text:style-name="T4">-RSP: OK nid=1 ref=0 getparams: </text:span><text:span text:style-name="T5">pegmode=0</text:span></text:p>
      <text:p text:style-name="P8">&lt;-O: [02 01 00 01 80 00 01 00 10 00]</text:p>
      <text:p text:style-name="P8">getparam -pegmode -remote 39351</text:p>
      <text:p text:style-name="P8">--&gt;: [82 00 00 01 81 b7 99 10]</text:p>
      <text:p text:style-name="P8">-ACK: OK nid=1 seq=2</text:p>
      <text:p text:style-name="P8">&lt;-A: [82 01 00 00 00]</text:p>
      <text:p text:style-name="P10"><text:span text:style-name="T4">-RSP: </text:span><text:span text:style-name="T5">ERES</text:span><text:span text:style-name="T4"> nid=1 ref=1 getparams:</text:span></text:p>
      <text:p text:style-name="P8">&lt;-O: [03 01 00 01 81 07 01 00]</text:p>
      <text:p text:style-name="P8">setparam -pegmode 2</text:p>
      <text:p text:style-name="P8">--&gt;: [83 00 00 02 82 00 00 10 02]</text:p>
      <text:p text:style-name="P8"><text:soft-page-break/>-ACK: OK nid=1 seq=3</text:p>
      <text:p text:style-name="P8">&lt;-A: [83 01 00 00 00]</text:p>
      <text:p text:style-name="P8">-RSP: OK nid=1 ref=2 setparams</text:p>
      <text:p text:style-name="P8">&lt;-O: [04 01 00 02 82 00 01 00]</text:p>
      <text:p text:style-name="P8">getparam -pegmode -remote 39351</text:p>
      <text:p text:style-name="P8">--&gt;: [84 00 00 01 83 b7 99 10]</text:p>
      <text:p text:style-name="P8">-ACK: OK nid=1 seq=4</text:p>
      <text:p text:style-name="P2"><text:span text:style-name="T1">&lt;-A: [84 01 00 00 00]</text:span><text:change-end text:change-id="ct143345504"/><text:change text:change-id="ct143345296"/><text:change-start text:change-id="ct143345608"/>At present, the remode will NOT respond to RF commands if it is not in Configurable mode (EMUL shows "rpc? &lt;node_id&gt;"). It is safe but confusing, easy to change if we want to. To continue:</text:p>
      <text:p text:style-name="P2">setparam -pegmode 1 -remote 39351</text:p>
      <text:p text:style-name="P2">--&gt;: [8d 00 00 02 8c b7 99 10 01]</text:p>
      <text:p text:style-name="P2">-ACK: OK nid=1 seq=13</text:p>
      <text:p text:style-name="P2">&lt;-A: [8d 01 00 00 00]</text:p>
      <text:p text:style-name="P2">-RSP: OK nid=39351 ref=12 setparams</text:p>
      <text:p text:style-name="P2">&lt;-O: [05 01 00 02 8c 00 b7 99]</text:p>
      <text:p text:style-name="P2">and now the pair Custodian (node 1) and Configurable (node 39351) is ready to cooperate.</text:p>
      <text:p text:style-name="P2"/>
      <text:h text:style-name="Heading_20_1" text:outline-level="1"><text:change-end text:change-id="ct143345608"/>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log entries, and (received) relays 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M47S</meta:editing-duration>
    <meta:editing-cycles>113</meta:editing-cycles>
    <meta:generator>OpenOffice/4.0.1$Win32 OpenOffice.org_project/401m5$Build-9714</meta:generator>
    <dc:date>2016-03-23T00:42:59.47</dc:date>
    <dc:creator>wlodek </dc:creator>
    <meta:document-statistic meta:table-count="2" meta:image-count="0" meta:object-count="0" meta:page-count="8" meta:paragraph-count="160" meta:word-count="2666" meta:character-count="15951"/>
    <meta:user-defined meta:name="Info 1"/>
    <meta:user-defined meta:name="Info 2"/>
    <meta:user-defined meta:name="Info 3"/>
    <meta:user-defined meta:name="Info 4"/>
  </office:meta>
</office:document-meta>
</file>